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style:contextual-spacing="false" fo:text-align="center" style:justify-single-word="false"/>
      <style:text-properties fo:font-weight="bold" officeooo:rsid="00143b7b" officeooo:paragraph-rsid="00143b7b" style:font-weight-asian="bold" style:font-weight-complex="bold"/>
    </style:style>
    <style:style style:name="P2" style:family="paragraph" style:parent-style-name="Standard">
      <style:paragraph-properties fo:margin-top="0cm" fo:margin-bottom="0.499cm" style:contextual-spacing="false"/>
      <style:text-properties officeooo:paragraph-rsid="00143b7b"/>
    </style:style>
    <style:style style:name="P3" style:family="paragraph" style:parent-style-name="Text_20_body">
      <style:paragraph-properties fo:margin-top="0cm" fo:margin-bottom="0cm" style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cm" fo:margin-bottom="0cm" style:contextual-spacing="false"/>
    </style:style>
    <style:style style:name="P8" style:family="paragraph" style:parent-style-name="Text_20_body" style:list-style-name="L5"/>
    <style:style style:name="P9" style:family="paragraph" style:parent-style-name="Text_20_body" style:list-style-name="L6">
      <style:paragraph-properties fo:margin-top="0cm" fo:margin-bottom="0cm" style:contextual-spacing="false"/>
    </style:style>
    <style:style style:name="P10" style:family="paragraph" style:parent-style-name="Text_20_body" style:list-style-name="L7"/>
    <style:style style:name="P11" style:family="paragraph" style:parent-style-name="Text_20_body" style:list-style-name="L8">
      <style:paragraph-properties fo:margin-top="0cm" fo:margin-bottom="0cm" style:contextual-spacing="false"/>
    </style:style>
    <style:style style:name="P12" style:family="paragraph" style:parent-style-name="Text_20_body" style:list-style-name="L9"/>
    <style:style style:name="P13" style:family="paragraph" style:parent-style-name="Text_20_body" style:list-style-name="L10">
      <style:paragraph-properties fo:margin-top="0cm" fo:margin-bottom="0cm" style:contextual-spacing="false"/>
    </style:style>
    <style:style style:name="P14" style:family="paragraph" style:parent-style-name="Text_20_body" style:list-style-name="L11"/>
    <style:style style:name="P15" style:family="paragraph" style:parent-style-name="Text_20_body" style:list-style-name="L12">
      <style:paragraph-properties fo:margin-top="0cm" fo:margin-bottom="0cm" style:contextual-spacing="false"/>
    </style:style>
    <style:style style:name="P16" style:family="paragraph" style:parent-style-name="Text_20_body" style:list-style-name="L13"/>
    <style:style style:name="P17" style:family="paragraph" style:parent-style-name="Text_20_body" style:list-style-name="L14">
      <style:paragraph-properties fo:margin-top="0cm" fo:margin-bottom="0cm" style:contextual-spacing="false"/>
    </style:style>
    <style:style style:name="P18" style:family="paragraph" style:parent-style-name="Text_20_body" style:list-style-name="L15"/>
    <style:style style:name="P19" style:family="paragraph" style:parent-style-name="Text_20_body" style:list-style-name="L16">
      <style:paragraph-properties fo:margin-top="0cm" fo:margin-bottom="0cm" style:contextual-spacing="false"/>
    </style:style>
    <style:style style:name="P20" style:family="paragraph" style:parent-style-name="Text_20_body" style:list-style-name="L17"/>
    <style:style style:name="P21" style:family="paragraph" style:parent-style-name="Text_20_body" style:list-style-name="L18">
      <style:paragraph-properties fo:margin-top="0cm" fo:margin-bottom="0cm" style:contextual-spacing="false"/>
    </style:style>
    <style:style style:name="T1" style:family="text">
      <style:text-properties officeooo:rsid="00143b7b"/>
    </style:style>
    <style:style style:name="T2" style:family="text">
      <style:text-properties officeooo:rsid="00156c47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per 5</text:p>
      <text:p text:style-name="P2"><text:span text:style-name="T1">1- </text:span>Such a market can --------<text:span text:style-name="T2">D</text:span>---------- only if the basic infrastructure is in place to make the market easily accessible to all.</text:p>
      <text:p text:style-name="P2"><text:span text:style-name="T1">a- </text:span> explore <text:s text:c="5"/><text:span text:style-name="T1">b- </text:span> choos<text:bookmark text:name="Q_0_2"/>e   <text:s text:c="4"/><text:span text:style-name="T1">c-</text:span>follow<text:bookmark text:name="Q_0"/><text:bookmark text:name="Q_0_3"/> <text:s text:c="4"/><text:span text:style-name="T1">d- </text:span>grow</text:p>
      <text:p text:style-name="P3"/>
      <text:list text:style-name="L1">
        <text:list-header>
          <text:p text:style-name="P4"><text:bookmark text:name="Q_1"/><text:span text:style-name="T1">2- </text:span>The Conservative Party of Canada has already ---------<text:span text:style-name="T2">C</text:span>------ to put money directly into the hands of parents so they can make their own child care choices.</text:p>
        </text:list-header>
      </text:list>
      <text:list text:style-name="L2">
        <text:list-header>
          <text:p text:style-name="P5"><text:span text:style-name="T1">a- </text:span> promise <text:s text:c="5"/><text:span text:style-name="T1">b- </text:span> promising <text:s text:c="5"/><text:span text:style-name="T1">c- </text:span> promised<text:bookmark text:name="Q_1_3"/><text:bookmark text:name="Q_11"/> <text:s text:c="5"/><text:span text:style-name="T1">d- </text:span>promises</text:p>
          <text:p text:style-name="P5"/>
        </text:list-header>
      </text:list>
      <text:list text:style-name="L3">
        <text:list-header>
          <text:p text:style-name="P6"><text:bookmark text:name="Q_2"/><text:span text:style-name="T1">3- </text:span>The Eurosystem neither anticipates an abolition of interchange fees -------<text:span text:style-name="T2">A</text:span>---- does it wish to enter into the defence of these arrangements.</text:p>
        </text:list-header>
      </text:list>
      <text:list text:style-name="L4">
        <text:list-header>
          <text:p text:style-name="P7"><text:span text:style-name="T1">a- </text:span> nor <text:s text:c="6"/><text:span text:style-name="T1">b- </text:span> and <text:s text:c="4"/><text:span text:style-name="T1">c- </text:span> but<text:bookmark text:name="Q_2_3"/><text:bookmark text:name="Q_21"/> <text:s text:c="6"/><text:span text:style-name="T1">d- </text:span>while</text:p>
          <text:p text:style-name="P7"/>
        </text:list-header>
      </text:list>
      <text:list text:style-name="L5">
        <text:list-header>
          <text:p text:style-name="P8"><text:bookmark text:name="Q_3"/><text:span text:style-name="T1">4- </text:span>Corporal Cooley quickly gained a reputation for his ----------<text:span text:style-name="T2">B</text:span>---------- work and expertise and, in 2003, was a natural choice to become RCMP</text:p>
        </text:list-header>
      </text:list>
      <text:list text:style-name="L6">
        <text:list-header>
          <text:p text:style-name="P9"><text:bookmark text:name="Q_3_01"/><text:span text:style-name="T1">a- </text:span>  doubteful <text:s text:c="4"/><text:span text:style-name="T1">b- </text:span> exemplary <text:s text:c="3"/><text:span text:style-name="T1">c-</text:span> dependent <text:s text:c="4"/><text:span text:style-name="T1">d- </text:span> prospective</text:p>
          <text:p text:style-name="P9"/>
        </text:list-header>
      </text:list>
      <text:list text:style-name="L7">
        <text:list-header>
          <text:p text:style-name="P10"><text:bookmark text:name="Q_4"/><text:span text:style-name="T1">5- </text:span>-------<text:span text:style-name="T2">C</text:span>----- its high percentage of high-quality vitamin E, argan oil successfully fights environmental toxins and protects the skin.</text:p>
        </text:list-header>
      </text:list>
      <text:list text:style-name="L8">
        <text:list-header>
          <text:p text:style-name="P11"><text:bookmark text:name="Q_4_01"/><text:span text:style-name="T1">a- </text:span>  Except<text:bookmark text:name="Q_4_1"/> <text:s text:c="4"/><text:span text:style-name="T1">b- </text:span>  Until<text:bookmark text:name="Q_4_2"/> <text:s text:c="4"/><text:span text:style-name="T1">c- </text:span>  With<text:bookmark text:name="Q_4_3"/><text:bookmark text:name="Q_41"/> <text:s text:c="5"/><text:span text:style-name="T1">d-</text:span>  Into</text:p>
          <text:p text:style-name="P11"/>
        </text:list-header>
      </text:list>
      <text:list text:style-name="L9">
        <text:list-header>
          <text:p text:style-name="P12"><text:bookmark text:name="Q_5"/><text:span text:style-name="T1">6- </text:span>Participants may agree among each other on specific rules<text:span text:style-name="T1">----</text:span><text:span text:style-name="T2">D</text:span><text:span text:style-name="T1">----</text:span> the field contents. </text:p>
        </text:list-header>
      </text:list>
      <text:list text:style-name="L10">
        <text:list-header>
          <text:p text:style-name="P13"><text:bookmark text:name="Q_5_01"/><text:span text:style-name="T1">a- </text:span>regard<text:bookmark text:name="Q_5_1"/> <text:s text:c="4"/><text:span text:style-name="T1">b- </text:span>regards<text:bookmark text:name="Q_5_2"/> <text:s text:c="4"/><text:span text:style-name="T1">c- </text:span>regarded <text:s text:c="5"/><text:span text:style-name="T1">d- </text:span> regarding</text:p>
          <text:p text:style-name="P13"/>
        </text:list-header>
      </text:list>
      <text:list text:style-name="L11">
        <text:list-header>
          <text:p text:style-name="P14"><text:bookmark text:name="Q_6"/><text:span text:style-name="T1">7- </text:span>The Commission's survey outlines priority actions to be taken by member states --------<text:span text:style-name="T2">A</text:span>---------- ensure better-coordinated and more effective policies </text:p>
        </text:list-header>
      </text:list>
      <text:list text:style-name="L12">
        <text:list-header>
          <text:p text:style-name="P15"><text:bookmark text:name="Q_6_01"/><text:span text:style-name="T1">a- </text:span>in order to <text:s text:c="5"/><text:span text:style-name="T1">b-</text:span> so that <text:s text:c="4"/><text:span text:style-name="T1">c- </text:span> however <text:s text:c="4"/><text:span text:style-name="T1">d- </text:span> because</text:p>
          <text:p text:style-name="P15"/>
        </text:list-header>
      </text:list>
      <text:list text:style-name="L13">
        <text:list-header>
          <text:p text:style-name="P16"><text:bookmark text:name="Q_7"/><text:span text:style-name="T1">8- </text:span>The audit confirmed that executives -----------<text:span text:style-name="T2">C</text:span>-------- accountable for the achievement of their goals through annual performance appraisals.</text:p>
        </text:list-header>
      </text:list>
      <text:list text:style-name="L14">
        <text:list-header>
          <text:p text:style-name="P17"><text:span text:style-name="T1">a- </text:span> be held<text:bookmark text:name="Q_7_1"/> <text:s text:c="4"/><text:span text:style-name="T1">b-</text:span>  are holding <text:s text:c="5"/><text:span text:style-name="T1">c-</text:span> are held <text:s text:c="6"/><text:span text:style-name="T1">d-</text:span> have held</text:p>
          <text:p text:style-name="P17"/>
        </text:list-header>
      </text:list>
      <text:list text:style-name="L15">
        <text:list-header>
          <text:p text:style-name="P18"><text:bookmark text:name="Q_8"/><text:span text:style-name="T1">9- </text:span>Visual inspections are conducted as part of a ----<text:span text:style-name="T2">C</text:span>---- program of daily, weekly, and yearly inspections.<text:bookmark text:name="Q_8_01"/> <text:s text:c="12"/><text:span text:style-name="T1">a- </text:span>  absent<text:bookmark text:name="Q_8_1"/> <text:s text:c="3"/><text:span text:style-name="T1">b- </text:span>  eventual <text:s text:c="6"/><text:span text:style-name="T1">c-</text:span> routine<text:bookmark text:name="Q_81"/><text:bookmark text:name="Q_8_3"/> <text:s text:c="6"/><text:span text:style-name="T1">d-</text:span>  probable</text:p>
        </text:list-header>
      </text:list>
      <text:list text:style-name="L16">
        <text:list-header>
          <text:p text:style-name="P19"/>
        </text:list-header>
      </text:list>
      <text:list text:style-name="L17">
        <text:list-header>
          <text:p text:style-name="P20"><text:bookmark text:name="Q_9"/><text:span text:style-name="T1">10- </text:span>Advertising on the Internet is the least ------<text:span text:style-name="T2">10</text:span>------- and most effective technique for exposing goods and services to the largest possible number of people.<text:bookmark text:name="Q_9_0"/></text:p>
        </text:list-header>
      </text:list>
      <text:list text:style-name="L18">
        <text:list-header>
          <text:p text:style-name="P21"><text:bookmark text:name="Q_9_01"/><text:span text:style-name="T1">a- </text:span>expensing<text:bookmark text:name="Q_9_1"/> <text:s text:c="5"/><text:span text:style-name="T1">b- </text:span>expensively <text:s text:c="5"/><text:span text:style-name="T1">c- </text:span> expenses <text:s text:c="7"/><text:span text:style-name="T1">d-</text:span> expensive 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7-10-23T14:05:31.015000000</meta:creation-date>
    <meta:print-date>2017-10-23T14:13:27.658000000</meta:print-date>
    <dc:date>2025-12-11T12:10:18.723065999</dc:date>
    <meta:editing-duration>PT12M7S</meta:editing-duration>
    <meta:editing-cycles>2</meta:editing-cycles>
    <meta:generator>LibreOffice/25.2.3.2$Linux_X86_64 LibreOffice_project/520$Build-2</meta:generator>
    <meta:document-statistic meta:table-count="0" meta:image-count="0" meta:object-count="0" meta:page-count="1" meta:paragraph-count="28" meta:word-count="329" meta:character-count="2035" meta:non-whitespace-character-count="1573"/>
  </office:meta>
</office:document-meta>
</file>